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10-30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748" calcext:value-type="float">
            <text:p>59.8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10-0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10-02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7648" calcext:value-type="float">
            <text:p>59.6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2032" calcext:value-type="float">
            <text:p>59.6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0216" calcext:value-type="float">
            <text:p>59.6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2784" calcext:value-type="float">
            <text:p>59.6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9256" calcext:value-type="float">
            <text:p>59.5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7336" calcext:value-type="float">
            <text:p>59.4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0384" calcext:value-type="float">
            <text:p>59.4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8568" calcext:value-type="float">
            <text:p>59.4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2472" calcext:value-type="float">
            <text:p>59.4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7232" calcext:value-type="float">
            <text:p>59.3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0656" calcext:value-type="float">
            <text:p>59.3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6648" calcext:value-type="float">
            <text:p>59.2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5688" calcext:value-type="float">
            <text:p>59.2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0824" calcext:value-type="float">
            <text:p>59.1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6544" calcext:value-type="float">
            <text:p>59.2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9112" calcext:value-type="float">
            <text:p>59.1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6064" calcext:value-type="float">
            <text:p>59.1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5752" calcext:value-type="float">
            <text:p>58.9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7944" calcext:value-type="float">
            <text:p>58.9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8632" calcext:value-type="float">
            <text:p>59.1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7984" calcext:value-type="float">
            <text:p>59.3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5416" calcext:value-type="float">
            <text:p>59.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5624" calcext:value-type="float">
            <text:p>59.4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8672" calcext:value-type="float">
            <text:p>59.4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5728" calcext:value-type="float">
            <text:p>59.5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6312" calcext:value-type="float">
            <text:p>59.6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1656" calcext:value-type="float">
            <text:p>59.7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0192" calcext:value-type="float">
            <text:p>60.2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7352" calcext:value-type="float">
            <text:p>60.3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9752" calcext:value-type="float">
            <text:p>60.4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6808" calcext:value-type="float">
            <text:p>60.5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5096" calcext:value-type="float">
            <text:p>60.5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5472" calcext:value-type="float">
            <text:p>60.5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948" calcext:value-type="float">
            <text:p>60.6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5096" calcext:value-type="float">
            <text:p>60.5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804" calcext:value-type="float">
            <text:p>60.5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3864" calcext:value-type="float">
            <text:p>60.6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948" calcext:value-type="float">
            <text:p>60.6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4616" calcext:value-type="float">
            <text:p>60.5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1736" calcext:value-type="float">
            <text:p>60.3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1736" calcext:value-type="float">
            <text:p>60.3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4784" calcext:value-type="float">
            <text:p>60.3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564" calcext:value-type="float">
            <text:p>60.3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1632" calcext:value-type="float">
            <text:p>60.3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4368" calcext:value-type="float">
            <text:p>60.0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6832" calcext:value-type="float">
            <text:p>59.9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6352" calcext:value-type="float">
            <text:p>59.9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0152" calcext:value-type="float">
            <text:p>59.8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4536" calcext:value-type="float">
            <text:p>59.9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5392" calcext:value-type="float">
            <text:p>59.9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0256" calcext:value-type="float">
            <text:p>59.9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7688" calcext:value-type="float">
            <text:p>59.9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4744" calcext:value-type="float">
            <text:p>60.0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4-06-1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704" calcext:value-type="float">
            <text:p>60.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8-0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684" calcext:value-type="float">
            <text:p>62.3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3-15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5704" calcext:value-type="float">
            <text:p>60.1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3136" calcext:value-type="float">
            <text:p>60.1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3992" calcext:value-type="float">
            <text:p>60.1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0464" calcext:value-type="float">
            <text:p>60.1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5328" calcext:value-type="float">
            <text:p>60.1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1048" calcext:value-type="float">
            <text:p>60.2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032" calcext:value-type="float">
            <text:p>60.0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1736" calcext:value-type="float">
            <text:p>60.3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4512" calcext:value-type="float">
            <text:p>60.4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1088" calcext:value-type="float">
            <text:p>60.5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9856" calcext:value-type="float">
            <text:p>60.5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8896" calcext:value-type="float">
            <text:p>60.5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0232" calcext:value-type="float">
            <text:p>60.5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6432" calcext:value-type="float">
            <text:p>60.6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804" calcext:value-type="float">
            <text:p>60.5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5576" calcext:value-type="float">
            <text:p>60.6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044" calcext:value-type="float">
            <text:p>60.6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0544" calcext:value-type="float">
            <text:p>60.7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1296" calcext:value-type="float">
            <text:p>60.6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0336" calcext:value-type="float">
            <text:p>60.6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9688" calcext:value-type="float">
            <text:p>60.7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6368" calcext:value-type="float">
            <text:p>60.8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3592" calcext:value-type="float">
            <text:p>60.7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1232" calcext:value-type="float">
            <text:p>60.9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5408" calcext:value-type="float">
            <text:p>60.7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832" calcext:value-type="float">
            <text:p>60.7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1024" calcext:value-type="float">
            <text:p>60.7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7496" calcext:value-type="float">
            <text:p>60.7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9688" calcext:value-type="float">
            <text:p>60.7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7872" calcext:value-type="float">
            <text:p>60.6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7664" calcext:value-type="float">
            <text:p>60.5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1088" calcext:value-type="float">
            <text:p>60.5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1192" calcext:value-type="float">
            <text:p>60.5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1192" calcext:value-type="float">
            <text:p>60.5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1464" calcext:value-type="float">
            <text:p>60.4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7352" calcext:value-type="float">
            <text:p>60.3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3448" calcext:value-type="float">
            <text:p>60.3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9232" calcext:value-type="float">
            <text:p>60.1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6624" calcext:value-type="float">
            <text:p>59.8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1384" calcext:value-type="float">
            <text:p>59.8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0696" calcext:value-type="float">
            <text:p>59.6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6792" calcext:value-type="float">
            <text:p>59.6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976" calcext:value-type="float">
            <text:p>59.6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0176" calcext:value-type="float">
            <text:p>59.3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5752" calcext:value-type="float">
            <text:p>58.9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2872" calcext:value-type="float">
            <text:p>58.7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5816" calcext:value-type="float">
            <text:p>58.7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1432" calcext:value-type="float">
            <text:p>58.7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888" calcext:value-type="float">
            <text:p>58.5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5088" calcext:value-type="float">
            <text:p>58.2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2-07-0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10-2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6-2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0496" calcext:value-type="float">
            <text:p>58.0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4504" calcext:value-type="float">
            <text:p>58.1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3104" calcext:value-type="float">
            <text:p>58.3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7112" calcext:value-type="float">
            <text:p>58.4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4752" calcext:value-type="float">
            <text:p>58.5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888" calcext:value-type="float">
            <text:p>58.5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4648" calcext:value-type="float">
            <text:p>58.5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1328" calcext:value-type="float">
            <text:p>58.6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6672" calcext:value-type="float">
            <text:p>58.7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776" calcext:value-type="float">
            <text:p>58.7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4688" calcext:value-type="float">
            <text:p>58.8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5816" calcext:value-type="float">
            <text:p>58.7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2224" calcext:value-type="float">
            <text:p>58.9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1032" calcext:value-type="float">
            <text:p>59.3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7064" calcext:value-type="float">
            <text:p>59.5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5832" calcext:value-type="float">
            <text:p>59.6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1928" calcext:value-type="float">
            <text:p>59.6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9024" calcext:value-type="float">
            <text:p>60.0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1216" calcext:value-type="float">
            <text:p>60.0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9504" calcext:value-type="float">
            <text:p>60.0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9608" calcext:value-type="float">
            <text:p>60.1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7144" calcext:value-type="float">
            <text:p>60.2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2112" calcext:value-type="float">
            <text:p>60.3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1632" calcext:value-type="float">
            <text:p>60.3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6016" calcext:value-type="float">
            <text:p>60.3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6993" calcext:value-type="float">
            <text:p>58.2369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299" calcext:value-type="float">
            <text:p>58.212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4514" calcext:value-type="float">
            <text:p>58.214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775" calcext:value-type="float">
            <text:p>58.1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1245714286" calcext:value-type="float">
            <text:p>58.20112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3706666667" calcext:value-type="float">
            <text:p>58.54937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1232307692" calcext:value-type="float">
            <text:p>57.960123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3324444445" calcext:value-type="float">
            <text:p>57.707332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3144615385" calcext:value-type="float">
            <text:p>57.790314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7984" calcext:value-type="float">
            <text:p>58.0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43488" calcext:value-type="float">
            <text:p>58.26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83448888889" calcext:value-type="float">
            <text:p>58.498344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6520516129" calcext:value-type="float">
            <text:p>59.4465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98576" calcext:value-type="float">
            <text:p>59.76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55112" calcext:value-type="float">
            <text:p>59.99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39464" calcext:value-type="float">
            <text:p>60.07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7979354839" calcext:value-type="float">
            <text:p>59.95779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53112258065" calcext:value-type="float">
            <text:p>59.77531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81584" calcext:value-type="float">
            <text:p>59.73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86887741936" calcext:value-type="float">
            <text:p>59.85868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21048" calcext:value-type="float">
            <text:p>60.12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91331612903" calcext:value-type="float">
            <text:p>60.4891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0074" calcext:value-type="float">
            <text:p>60.790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07747096774" calcext:value-type="float">
            <text:p>61.1607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09762580645" calcext:value-type="float">
            <text:p>61.7409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84231724138" calcext:value-type="float">
            <text:p>61.928423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36771612903" calcext:value-type="float">
            <text:p>61.7936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7596" calcext:value-type="float">
            <text:p>61.53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77267096774" calcext:value-type="float">
            <text:p>61.1577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82420645161" calcext:value-type="float">
            <text:p>60.7582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40192" calcext:value-type="float">
            <text:p>60.50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47723870968" calcext:value-type="float">
            <text:p>60.40477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2035862069" calcext:value-type="float">
            <text:p>60.61820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65184516129" calcext:value-type="float">
            <text:p>60.8065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39634285714" calcext:value-type="float">
            <text:p>60.99396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31806451613" calcext:value-type="float">
            <text:p>61.213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81216" calcext:value-type="float">
            <text:p>61.62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62848" calcext:value-type="float">
            <text:p>61.81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93334193548" calcext:value-type="float">
            <text:p>61.9193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56296" calcext:value-type="float">
            <text:p>61.75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47708387097" calcext:value-type="float">
            <text:p>61.4247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6730322581" calcext:value-type="float">
            <text:p>61.0846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95328" calcext:value-type="float">
            <text:p>60.87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6332903226" calcext:value-type="float">
            <text:p>60.9756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20112" calcext:value-type="float">
            <text:p>61.20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37730322581" calcext:value-type="float">
            <text:p>61.5037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08471428571" calcext:value-type="float">
            <text:p>61.75084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98971612903" calcext:value-type="float">
            <text:p>62.0298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92967741935" calcext:value-type="float">
            <text:p>63.1992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7432" calcext:value-type="float">
            <text:p>63.5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01344516129" calcext:value-type="float">
            <text:p>63.8301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02808" calcext:value-type="float">
            <text:p>64.0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20020645161" calcext:value-type="float">
            <text:p>64.1720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19156129032" calcext:value-type="float">
            <text:p>63.9719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5382" calcext:value-type="float">
            <text:p>63.635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37699354839" calcext:value-type="float">
            <text:p>63.5437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06704" calcext:value-type="float">
            <text:p>63.58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7056" calcext:value-type="float">
            <text:p>63.63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88907586207" calcext:value-type="float">
            <text:p>63.69889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23410322581" calcext:value-type="float">
            <text:p>63.7623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00430967742" calcext:value-type="float">
            <text:p>63.05004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07044" calcext:value-type="float">
            <text:p>63.090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64283870968" calcext:value-type="float">
            <text:p>62.986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90288" calcext:value-type="float">
            <text:p>62.68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48208" calcext:value-type="float">
            <text:p>62.29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26247741936" calcext:value-type="float">
            <text:p>61.6326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1224" calcext:value-type="float">
            <text:p>61.22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71254193548" calcext:value-type="float">
            <text:p>61.0171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80976" calcext:value-type="float">
            <text:p>60.92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56910967742" calcext:value-type="float">
            <text:p>60.9956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16182857143" calcext:value-type="float">
            <text:p>61.17161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2592258065" calcext:value-type="float">
            <text:p>61.26425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66288" calcext:value-type="float">
            <text:p>61.26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06585714286" calcext:value-type="float">
            <text:p>61.33065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5168" calcext:value-type="float">
            <text:p>61.38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75573333333" calcext:value-type="float">
            <text:p>61.39755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0952" calcext:value-type="float">
            <text:p>61.11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99368" calcext:value-type="float">
            <text:p>60.80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8375172414" calcext:value-type="float">
            <text:p>60.789837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72848" calcext:value-type="float">
            <text:p>60.92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07464827586" calcext:value-type="float">
            <text:p>61.230746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68872" calcext:value-type="float">
            <text:p>61.60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552" calcext:value-type="float">
            <text:p>61.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79297142857" calcext:value-type="float">
            <text:p>61.95792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4796" calcext:value-type="float">
            <text:p>61.99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16392727273" calcext:value-type="float">
            <text:p>62.091639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82807142857" calcext:value-type="float">
            <text:p>62.988280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26591428571" calcext:value-type="float">
            <text:p>62.53265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5774" calcext:value-type="float">
            <text:p>61.945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7324" calcext:value-type="float">
            <text:p>61.64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06591724138" calcext:value-type="float">
            <text:p>61.53065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62472" calcext:value-type="float">
            <text:p>61.56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60979310345" calcext:value-type="float">
            <text:p>61.79609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61624" calcext:value-type="float">
            <text:p>62.05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68106666667" calcext:value-type="float">
            <text:p>62.19681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30224" calcext:value-type="float">
            <text:p>62.33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46018064516" calcext:value-type="float">
            <text:p>62.2846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99150344828" calcext:value-type="float">
            <text:p>62.539915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13077419355" calcext:value-type="float">
            <text:p>62.4513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35564" calcext:value-type="float">
            <text:p>62.033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4588516129" calcext:value-type="float">
            <text:p>61.5145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75649032258" calcext:value-type="float">
            <text:p>61.0675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31984" calcext:value-type="float">
            <text:p>60.69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16749677419" calcext:value-type="float">
            <text:p>60.5716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5956" calcext:value-type="float">
            <text:p>60.594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46592258064" calcext:value-type="float">
            <text:p>60.65465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18415172414" calcext:value-type="float">
            <text:p>60.82184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2740645161" calcext:value-type="float">
            <text:p>61.0142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57845714286" calcext:value-type="float">
            <text:p>61.19578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7632" calcext:value-type="float">
            <text:p>61.3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84021428571" calcext:value-type="float">
            <text:p>61.238402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25973333333" calcext:value-type="float">
            <text:p>61.08259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595" calcext:value-type="float">
            <text:p>61.148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70017142857" calcext:value-type="float">
            <text:p>61.13700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52213333333" calcext:value-type="float">
            <text:p>60.99522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46068571429" calcext:value-type="float">
            <text:p>61.13460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90808888889" calcext:value-type="float">
            <text:p>61.339080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957625" calcext:value-type="float">
            <text:p>61.3795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2106666667" calcext:value-type="float">
            <text:p>61.20621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5712" calcext:value-type="float">
            <text:p>61.1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5984" calcext:value-type="float">
            <text:p>62.3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6746" calcext:value-type="float">
            <text:p>62.356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9344" calcext:value-type="float">
            <text:p>62.5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6944" calcext:value-type="float">
            <text:p>62.4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4396" calcext:value-type="float">
            <text:p>62.60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1808" calcext:value-type="float">
            <text:p>62.4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1596" calcext:value-type="float">
            <text:p>63.06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3736" calcext:value-type="float">
            <text:p>64.9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7048" calcext:value-type="float">
            <text:p>62.4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4452" calcext:value-type="float">
            <text:p>63.81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9144" calcext:value-type="float">
            <text:p>64.7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9352" calcext:value-type="float">
            <text:p>64.9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2992" calcext:value-type="float">
            <text:p>63.5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278" calcext:value-type="float">
            <text:p>64.15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2896" calcext:value-type="float">
            <text:p>62.0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8184" calcext:value-type="float">
            <text:p>64.7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2872" calcext:value-type="float">
            <text:p>66.4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8492" calcext:value-type="float">
            <text:p>65.65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5432" calcext:value-type="float">
            <text:p>64.0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4824" calcext:value-type="float">
            <text:p>68.3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3616" calcext:value-type="float">
            <text:p>63.9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6424" calcext:value-type="float">
            <text:p>65.8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1124" calcext:value-type="float">
            <text:p>65.38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5168" calcext:value-type="float">
            <text:p>66.4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4688" calcext:value-type="float">
            <text:p>66.4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6024" calcext:value-type="float">
            <text:p>62.6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9064" calcext:value-type="float">
            <text:p>64.1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4656" calcext:value-type="float">
            <text:p>64.6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8936" calcext:value-type="float">
            <text:p>64.6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7968" calcext:value-type="float">
            <text:p>62.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7944" calcext:value-type="float">
            <text:p>62.7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7688" calcext:value-type="float">
            <text:p>63.7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316" calcext:value-type="float">
            <text:p>63.3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5132" calcext:value-type="float">
            <text:p>65.44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5152" calcext:value-type="float">
            <text:p>65.6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6472" calcext:value-type="float">
            <text:p>64.7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7624" calcext:value-type="float">
            <text:p>64.0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2928" calcext:value-type="float">
            <text:p>63.8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516" calcext:value-type="float">
            <text:p>64.1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1712" calcext:value-type="float">
            <text:p>64.7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8932" calcext:value-type="float">
            <text:p>65.36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0496" calcext:value-type="float">
            <text:p>65.6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2224" calcext:value-type="float">
            <text:p>62.7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5128" calcext:value-type="float">
            <text:p>62.3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6464" calcext:value-type="float">
            <text:p>62.3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964" calcext:value-type="float">
            <text:p>61.8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0784" calcext:value-type="float">
            <text:p>63.9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2928" calcext:value-type="float">
            <text:p>63.8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7208" calcext:value-type="float">
            <text:p>63.7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0192" calcext:value-type="float">
            <text:p>64.0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8544" calcext:value-type="float">
            <text:p>63.7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604" calcext:value-type="float">
            <text:p>63.5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2928" calcext:value-type="float">
            <text:p>63.8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9376" calcext:value-type="float">
            <text:p>65.6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1624" calcext:value-type="float">
            <text:p>65.5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2656" calcext:value-type="float">
            <text:p>63.9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8824" calcext:value-type="float">
            <text:p>62.2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3584" calcext:value-type="float">
            <text:p>62.2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3936" calcext:value-type="float">
            <text:p>62.7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948" calcext:value-type="float">
            <text:p>64.4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1592" calcext:value-type="float">
            <text:p>63.7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9696" calcext:value-type="float">
            <text:p>63.0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0228" calcext:value-type="float">
            <text:p>61.26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5112" calcext:value-type="float">
            <text:p>61.4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9748" calcext:value-type="float">
            <text:p>61.22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6636" calcext:value-type="float">
            <text:p>61.47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6864" calcext:value-type="float">
            <text:p>61.7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0288" calcext:value-type="float">
            <text:p>61.7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204" calcext:value-type="float">
            <text:p>62.0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4376" calcext:value-type="float">
            <text:p>62.4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6136" calcext:value-type="float">
            <text:p>65.0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2568" calcext:value-type="float">
            <text:p>64.7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5647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924" meta:object-count="0"/>
    <meta:user-defined meta:name="AppVersion">3.0</meta:user-defined>
  </office:meta>
</office:document-meta>
</file>